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1d0" officeooo:paragraph-rsid="00189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coes:</text:p>
      <text:p text:style-name="P1">calculadora</text:p>
      <text:p text:style-name="P1">game(10 fase pode escolher entre adicao, subtracao, multiplicacao e divisao) </text:p>
      <text:p text:style-name="P1">obs: usar sprites de espaco</text:p>
      <text:p text:style-name="P1"/>
      <text:p text:style-name="P1">Class calculator</text:p>
      <text:p text:style-name="P1"/>
      <text:p text:style-name="P1">def sum</text:p>
      <text:p text:style-name="P1"/>
      <text:p text:style-name="P1">def subtaction</text:p>
      <text:p text:style-name="P1"/>
      <text:p text:style-name="P1">def multiplication</text:p>
      <text:p text:style-name="P1"/>
      <text:p text:style-name="P1">def division</text:p>
      <text:p text:style-name="P1"/>
      <text:p text:style-name="P1">def result</text:p>
      <text:p text:style-name="P1"/>
      <text:p text:style-name="P1">def reset</text:p>
      <text:p text:style-name="P1"/>
      <text:p text:style-name="P1"/>
      <text:p text:style-name="P1">class jquery</text:p>
      <text:p text:style-name="P1"/>
      <text:p text:style-name="P1">def change color</text:p>
      <text:p text:style-name="P1"/>
      <text:p text:style-name="P1">def change f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8:51:53.458686958</meta:creation-date>
    <dc:date>2016-02-27T18:54:50.821910105</dc:date>
    <meta:editing-duration>P0D</meta:editing-duration>
    <meta:editing-cycles>1</meta:editing-cycles>
    <meta:document-statistic meta:table-count="0" meta:image-count="0" meta:object-count="0" meta:page-count="1" meta:paragraph-count="14" meta:word-count="39" meta:character-count="251" meta:non-whitespace-character-count="225"/>
    <meta:generator>LibreOffice/4.2.8.2$Linux_X86_64 LibreOffice_project/420m0$Build-2</meta:generator>
  </office:meta>
</office:document-meta>
</file>